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1231a" officeooo:paragraph-rsid="0011231a"/>
    </style:style>
    <style:style style:name="P2" style:family="paragraph" style:parent-style-name="Standard">
      <style:paragraph-properties fo:text-align="justify" style:justify-single-word="false"/>
      <style:text-properties officeooo:rsid="000e6c17" officeooo:paragraph-rsid="000e6c17"/>
    </style:style>
    <style:style style:name="P3" style:family="paragraph" style:parent-style-name="Standard">
      <style:paragraph-properties fo:text-align="justify" style:justify-single-word="false"/>
      <style:text-properties officeooo:rsid="000e6c17" officeooo:paragraph-rsid="000f2db8"/>
    </style:style>
    <style:style style:name="P4" style:family="paragraph" style:parent-style-name="Preformatted_20_Text">
      <style:paragraph-properties fo:text-align="justify" style:justify-single-word="false"/>
      <style:text-properties fo:font-size="9pt" style:font-size-asian="9pt" style:font-size-complex="9pt"/>
    </style:style>
    <style:style style:name="P5" style:family="paragraph" style:parent-style-name="Preformatted_20_Text">
      <style:paragraph-properties fo:text-align="justify" style:justify-single-word="false"/>
      <style:text-properties fo:font-size="9pt" fo:font-weight="bold" style:font-size-asian="9pt" style:font-weight-asian="bold" style:font-size-complex="9pt" style:font-weight-complex="bold"/>
    </style:style>
    <style:style style:name="P6" style:family="paragraph" style:parent-style-name="Standard" style:list-style-name="L1">
      <style:paragraph-properties fo:text-align="justify" style:justify-single-word="false"/>
      <style:text-properties officeooo:rsid="000e6c17" officeooo:paragraph-rsid="000e6c17"/>
    </style:style>
    <style:style style:name="P7" style:family="paragraph" style:parent-style-name="Standard" style:list-style-name="L2">
      <style:paragraph-properties fo:text-align="justify" style:justify-single-word="false"/>
      <style:text-properties officeooo:rsid="000e6c17" officeooo:paragraph-rsid="000e6c17"/>
    </style:style>
    <style:style style:name="P8" style:family="paragraph" style:parent-style-name="Standard">
      <style:paragraph-properties fo:text-align="justify" style:justify-single-word="false"/>
      <style:text-properties officeooo:rsid="000e6c17" officeooo:paragraph-rsid="000e6c17"/>
    </style:style>
    <style:style style:name="P9" style:family="paragraph" style:parent-style-name="Standard">
      <style:paragraph-properties fo:text-align="justify" style:justify-single-word="false"/>
      <style:text-properties officeooo:rsid="000e6c17" officeooo:paragraph-rsid="00118328"/>
    </style:style>
    <style:style style:name="P10" style:family="paragraph" style:parent-style-name="Standard">
      <style:paragraph-properties fo:text-align="justify" style:justify-single-word="false"/>
      <style:text-properties officeooo:rsid="00118328" officeooo:paragraph-rsid="00118328"/>
    </style:style>
    <style:style style:name="P11" style:family="paragraph" style:parent-style-name="Heading_20_2">
      <style:paragraph-properties fo:text-align="center" style:justify-single-word="false"/>
    </style:style>
    <style:style style:name="T1" style:family="text">
      <style:text-properties officeooo:rsid="000f2db8"/>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11" text:outline-level="2">RELACIÓN 5.2 – RELACIONES ENTRE OBJETOS</text:h>
      <text:p text:style-name="P2"/>
      <text:p text:style-name="P2">EJ. 1: LIGA DE BALONCESTO</text:p>
      <text:p text:style-name="P2">Piensa en la liga de baloncesto, ¿qué 5 clases se te ocurren para representar 5 elementos distintos que intervengan en la liga?</text:p>
      <text:p text:style-name="P2">Diseña esas cinco clases, añadiéndole atributos y métodos. ¿Cómo están relacionadas?</text:p>
      <text:p text:style-name="P2"/>
      <text:p text:style-name="P10">Jugador ( )</text:p>
      <text:p text:style-name="P10">Equipo ( jugagor[], entrenador )</text:p>
      <text:p text:style-name="P10">Entrenador ( <text:s/>)</text:p>
      <text:p text:style-name="P10">Personal (Padre de jugador, entrenador, arbitro )</text:p>
      <text:p text:style-name="P10">Árbitro ( )</text:p>
      <text:p text:style-name="P10">Partido ( equipo1, equipo2, árbitro, estadio )</text:p>
      <text:p text:style-name="P10">Estadio ( )</text:p>
      <text:p text:style-name="P9"/>
      <text:p text:style-name="P2">EJ.2: VEHICULOS</text:p>
      <text:p text:style-name="P2">Crea la clase Vehiculo, y las clases Bicicleta y Coche como subclases de la primera. Para la clase Vehiculo, crea los atributos de clase vehiculosCreados y kilometrosTotales , así como el atributo de instancia kilometrosRecorridos . Crea también algún método específico para cada una de las subclases. A continuación se muestran algunas posibles acciones:</text:p>
      <text:list xml:id="list262198402" text:style-name="L1">
        <text:list-item>
          <text:p text:style-name="P6">Anda con la bicicleta</text:p>
        </text:list-item>
        <text:list-item>
          <text:p text:style-name="P6">Haz el caballito con la bicicleta</text:p>
        </text:list-item>
        <text:list-item>
          <text:p text:style-name="P6">Anda con el coche</text:p>
        </text:list-item>
        <text:list-item>
          <text:p text:style-name="P6">Quema rueda con el coche</text:p>
        </text:list-item>
        <text:list-item>
          <text:p text:style-name="P6">Ver kilometraje de la bicicleta</text:p>
        </text:list-item>
        <text:list-item>
          <text:p text:style-name="P6">Ver kilometraje del coche</text:p>
        </text:list-item>
        <text:list-item>
          <text:p text:style-name="P6">Ver kilometraje total (el de todos los vehículos creados).</text:p>
        </text:list-item>
      </text:list>
      <text:p text:style-name="P2"/>
      <text:p text:style-name="P2">EJ.3: FAMILIAR</text:p>
      <text:p text:style-name="P2">Implemente la clase Familiar que representará a un miembro de una familia. Esta clase tendrá como atributos el nombre de la persona, el padre y la madre (de tipo Familiar), el sexo y la fecha de nacimiento. Crea métodos para conocer si:</text:p>
      <text:list xml:id="list1147926271" text:style-name="L2">
        <text:list-item>
          <text:p text:style-name="P7">Dos objetos son padre-hijo.</text:p>
        </text:list-item>
        <text:list-item>
          <text:p text:style-name="P7">Dos objetos son hermanos.</text:p>
        </text:list-item>
        <text:list-item>
          <text:p text:style-name="P7">Dos objetos son abuelo-nieto.</text:p>
        </text:list-item>
        <text:list-item>
          <text:p text:style-name="P7">Dos objetos son tio-sobrino.</text:p>
        </text:list-item>
      </text:list>
      <text:p text:style-name="P2"/>
      <text:p text:style-name="P2">EJ. 4: TERMINAL DE COMUNICACIONES</text:p>
      <text:p text:style-name="P2">Implementa la clase Terminal, para un terminal de comunicación. Un terminal tiene asociado un número y un tiempo de conversación (en segundos). Los terminales se pueden llamar unos a otros y el tiempo de conversación corre para ambos. Implementa el método llamaA().</text:p>
      <text:p text:style-name="P2"/>
      <text:p text:style-name="P2">EJ. 5: TERMINAL MOVIL</text:p>
      <text:p text:style-name="P2">Implementa la clase Movil como subclase de Terminal (la clase del ejercicio anterior que ya no hace falta modificar). Cada móvil lleva asociada una tarifa que puede ser “bis”, “plus” o “total”. El coste por minuto es de 10, 8 y 5 céntimos respectivamente. Se tarifican los segundos exactos. Obviamente, cuando un móvil llama a otro, se le cobra al que llama, no al que recibe la llamada. Implementa el método factura(), que calcula el consumo realizado. </text:p>
      <text:p text:style-name="P2"><text:soft-page-break/></text:p>
      <text:p text:style-name="P2">EJ.6: BIBLIOTECA</text:p>
      <text:p text:style-name="P2">Se quiere informatizar una biblioteca. Crea las clases Publicacion, Libro y Revista. Las clases deben estar implementadas con la jerarquía correcta. Las características comunes de las revistas y de los libros son el código ISBN, el título, y el año de publicación. Los libros tienen además un atributo prestado. Cuando se crean los libros, no están prestados. Las revistas tienen un número. La clase Libro debe implementar la interfaz Prestable que tiene los métodos presta, devuelve y estaPrestado.</text:p>
      <text:p text:style-name="P2"/>
      <text:p text:style-name="P2">EJ.7: INCIDENCIAS</text:p>
      <text:p text:style-name="P2">Una empresa quiere implementar un programa que lleve el control de las incidencias que se producen en sus ordenadores. Cada incidencia tiene un código: 1, 2, 3, 4, etc. Cuando se crea una nueva incidencia, se le asigna un código de forma automática y se pone el estado como “pendiente”. Al crear una incidencia hay que indicar también el número del puesto (un número entero). Cuando se resuelve una incidencia, hay que proporcionar información sobre cómo se ha resuelto o qué es lo que fallaba, además, el estado pasa a “resuelta”. </text:p>
      <text:p text:style-name="P2"/>
      <text:p text:style-name="P2">El siguiente trozo de código que va dentro del main genera la salida que se muestra a continuación.</text:p>
      <text:p text:style-name="P5"/>
      <text:p text:style-name="P5">Programa principal:</text:p>
      <text:p text:style-name="P4">Incidencia inc1 = new Incidencia(105, "No tiene acceso a internet");</text:p>
      <text:p text:style-name="P4">Incidencia inc2 = new Incidencia(14, "No arranca");</text:p>
      <text:p text:style-name="P4">Incidencia inc3 = new Incidencia(5, "La pantalla se ve rosa");</text:p>
      <text:p text:style-name="P4">Incidencia inc4 = new Incidencia(237, "Hace un ruido extraño");</text:p>
      <text:p text:style-name="P4">Incidencia inc5 = new Incidencia(111, "Se cuelga al abrir 3 ventanas");</text:p>
      <text:p text:style-name="P4">inc2.resuelve("El equipo no estaba enchufado");</text:p>
      <text:p text:style-name="P4">inc3.resuelve("Cambio del cable VGA");</text:p>
      <text:p text:style-name="P4">System.out.println(inc1);</text:p>
      <text:p text:style-name="P4">System.out.println(inc2);</text:p>
      <text:p text:style-name="P4">System.out.println(inc3);</text:p>
      <text:p text:style-name="P4">System.out.println(inc4);</text:p>
      <text:p text:style-name="P4">System.out.println(inc5);</text:p>
      <text:p text:style-name="P4">System.out.println("Incidencias pendientes: " + Incidencia.getPendientes());</text:p>
      <text:p text:style-name="P5"/>
      <text:p text:style-name="P5">Salida:</text:p>
      <text:p text:style-name="P4">Incidencia 1 - Puesto: 105 - No tiene acceso a internet - Pendiente</text:p>
      <text:p text:style-name="P4">Incidencia 2 - Puesto: 14 - No arranca - Resuelta - El equipo no estaba enchufado</text:p>
      <text:p text:style-name="P4">Incidencia 3 - Puesto: 5 - La pantalla se ve rosa - Resuelta - Cambio del cable VGA</text:p>
      <text:p text:style-name="P4">Incidencia 4 - Puesto: 237 - Hace un ruido extraño - Pendiente</text:p>
      <text:p text:style-name="P4">Incidencia 5 - Puesto: 111 - Se queda colgado al abrir 3 ventanas - Pendiente</text:p>
      <text:p text:style-name="P4">Incidencias pendientes: 3</text:p>
      <text:p text:style-name="P2"/>
      <text:p text:style-name="P2"/>
      <text:p text:style-name="P2">EJ.8: UNIVERSIDAD. </text:p>
      <text:p text:style-name="P2">Diseña una clase llamada Persona, con dos subclases Estudiante y Empleado. De la clase Empleado, saldrán dos subclases Profesor y PersonalLaboral. </text:p>
      <text:p text:style-name="P3">Una persona tiene un nombre, una dirección, un número de teléfono y un email. Un estudiante tiene un nivel de estudios (grado, master o doctorado). Define ese nivel como una enumeración. Un empleado tiene una oficina, un salario y una fecha de contratación (puedes usar la clase Date, <text:span text:style-name="T1">import java.util.Date</text:span>). Un profesor tiene un horario y una categoría. El personal laboral tiene una titulación. Sobreescribe el método toString para que se muestra en cada caso el nombre de la persona y la clase a la que pertenece.</text:p>
      <text:p text:style-name="P2"/>
      <text:p text:style-name="P2">EJ. 9: PLATO Y PILADEPLATOS</text:p>
      <text:p text:style-name="P2">Crea la clase Plato, que tendrá como atributos el tipo (hondo, llano o postre) y el color. Ahora diseña la clase PlatoApilable, que hereda de Plato y almacenará como atributos el plato que tiene debajo. Define ahora una PilaDePlatos, que sabrá en cada momento el plato que hay en el tope de la <text:soft-page-break/>pila, e implementa en esta clase los métodos añadirPlato (que añadirá un plato nuevo a la pila), cogerPlato(que cogerá siempre el de arriba), y mirarPila (que mostrará información sobre el plato de arriba y la cantidad de platos que hay en la pila).</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1231a" officeooo:paragraph-rsid="0011231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ES Hnos Machado<text:tab/><text:tab/>Programación 1º DA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08:27:01.433203484</meta:creation-date>
    <dc:date>2020-02-04T12:20:23.360666252</dc:date>
    <meta:editing-duration>PT11M2S</meta:editing-duration>
    <meta:editing-cycles>3</meta:editing-cycles>
    <meta:generator>LibreOffice/6.0.3.2$Linux_X86_64 LibreOffice_project/00m0$Build-2</meta:generator>
    <meta:document-statistic meta:table-count="0" meta:image-count="0" meta:object-count="0" meta:page-count="3" meta:paragraph-count="63" meta:word-count="920" meta:character-count="5647" meta:non-whitespace-character-count="4792"/>
  </office:meta>
</office:document-meta>
</file>